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-color="#ff950e" draw:opacity="40%" draw:textarea-horizontal-align="justify" draw:textarea-vertical-align="middle" draw:auto-grow-height="false" draw:shadow-opacity="40%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99cm" svg:height="17.275cm" svg:x="1.1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6.148cm" svg:height="7.783cm" svg:x="1.984cm" svg:y="8.4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952.61018051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4.2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46cm" svg:height="2.335cm" svg:x="1.088cm" svg:y="22.996cm">
          <text:p text:style-name="P2"><text:span text:style-name="T1">v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46cm" svg:height="2.335cm" svg:x="4.188cm" svg:y="22.996cm">
          <text:p text:style-name="P2"><text:span text:style-name="T1">v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46cm" svg:height="2.335cm" svg:x="7.488cm" svg:y="22.996cm">
          <text:p text:style-name="P2"><text:span text:style-name="T1">v3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46cm" svg:height="2.335cm" svg:x="10.588cm" svg:y="22.9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46cm" svg:height="2.335cm" svg:x="13.888cm" svg:y="22.9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148cm" svg:height="7.783cm" svg:x="5.118cm" svg:y="8.4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952.61018051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7.5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6.148cm" svg:height="7.783cm" svg:x="8.242cm" svg:y="8.4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952.61018051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10.6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6.148cm" svg:height="7.783cm" svg:x="11.243cm" svg:y="8.4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952.61018051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13.9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54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25T14:59:55.880474214</meta:creation-date>
    <dc:date>2016-09-25T15:37:57.658565601</dc:date>
    <dc:creator>elucterio </dc:creator>
    <meta:editing-duration>PT28M</meta:editing-duration>
    <meta:editing-cycles>12</meta:editing-cycles>
    <meta:generator>LibreOffice/4.2.8.2$Linux_X86_64 LibreOffice_project/420m0$Build-2</meta:generator>
    <meta:document-statistic meta:object-count="14"/>
  </office:meta>
</office:document-meta>
</file>